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MS Mincho" svg:font-family="'MS Mincho', 'ＭＳ 明朝'" style:font-family-generic="modern"/>
    <style:font-face style:name="Times-Italic" svg:font-family="Times-Italic, 'Times New Roman'" style:font-family-generic="roman"/>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officeooo:paragraph-rsid="00090a45" style:font-size-asian="16pt" style:font-weight-asian="bold" style:font-name-complex="Arial" style:font-size-complex="16pt"/>
    </style:style>
    <style:style style:name="P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090a45" style:font-size-asian="16pt" style:font-weight-asian="bold" style:font-name-complex="Arial" style:font-size-complex="16pt"/>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officeooo:paragraph-rsid="00090a45" style:font-weight-asian="bold" style:font-name-complex="Arial"/>
    </style:style>
    <style:style style:name="P4" style:family="paragraph" style:parent-style-name="Standard">
      <style:text-properties style:font-name="Arial" style:text-underline-style="solid" style:text-underline-width="auto" style:text-underline-color="font-color" fo:font-weight="bold" officeooo:paragraph-rsid="00090a45" style:font-weight-asian="bold" style:font-name-complex="Arial"/>
    </style:style>
    <style:style style:name="P5" style:family="paragraph" style:parent-style-name="Standard">
      <style:paragraph-properties fo:text-align="justify" style:justify-single-word="false"/>
      <style:text-properties style:font-name="Arial" style:text-underline-style="solid" style:text-underline-width="auto" style:text-underline-color="font-color" fo:font-weight="bold" officeooo:paragraph-rsid="00090a45" style:font-name-asian="MS Mincho" style:font-weight-asian="bold" style:font-name-complex="Arial"/>
    </style:style>
    <style:style style:name="P6" style:family="paragraph" style:parent-style-name="Standard">
      <style:paragraph-properties fo:text-align="justify" style:justify-single-word="false"/>
      <style:text-properties style:font-name="Arial" officeooo:paragraph-rsid="00090a45" style:font-name-asian="MS Mincho" style:font-name-complex="Arial"/>
    </style:style>
    <style:style style:name="P7" style:family="paragraph" style:parent-style-name="Standard">
      <style:paragraph-properties fo:text-align="justify" style:justify-single-word="false" style:text-autospace="none"/>
      <style:text-properties style:font-name="Arial" officeooo:paragraph-rsid="00090a45" style:font-name-complex="Arial"/>
    </style:style>
    <style:style style:name="P8" style:family="paragraph" style:parent-style-name="Standard">
      <style:paragraph-properties fo:text-align="justify" style:justify-single-word="false"/>
      <style:text-properties style:font-name="Arial" officeooo:paragraph-rsid="00090a45" style:font-name-complex="Arial"/>
    </style:style>
    <style:style style:name="P9" style:family="paragraph" style:parent-style-name="Standard">
      <style:text-properties style:font-name="Arial" officeooo:paragraph-rsid="00090a45" style:font-name-complex="Arial"/>
    </style:style>
    <style:style style:name="P10" style:family="paragraph" style:parent-style-name="Standard">
      <style:paragraph-properties fo:text-align="justify" style:justify-single-word="false" style:text-autospace="none"/>
      <style:text-properties style:font-name="Arial" fo:font-weight="bold" officeooo:paragraph-rsid="00090a45" style:font-weight-asian="bold" style:font-name-complex="Arial"/>
    </style:style>
    <style:style style:name="P11" style:family="paragraph" style:parent-style-name="Standard">
      <style:text-properties style:font-name="Arial" fo:font-weight="bold" officeooo:paragraph-rsid="00090a45" style:font-weight-asian="bold" style:font-name-complex="Arial"/>
    </style:style>
    <style:style style:name="P12" style:family="paragraph" style:parent-style-name="Standard">
      <style:paragraph-properties fo:margin-left="0.635cm" fo:margin-right="0cm" fo:text-align="justify" style:justify-single-word="false" fo:text-indent="0cm" style:auto-text-indent="false" style:text-autospace="none"/>
      <style:text-properties style:font-name="Arial" officeooo:paragraph-rsid="00090a45" style:font-name-complex="Arial"/>
    </style:style>
    <style:style style:name="P13" style:family="paragraph" style:parent-style-name="Standard">
      <style:paragraph-properties fo:margin-left="0.635cm" fo:margin-right="0cm" fo:text-align="justify" style:justify-single-word="false" fo:text-indent="0cm" style:auto-text-indent="false"/>
      <style:text-properties style:font-name="Arial" officeooo:paragraph-rsid="00090a45" style:font-name-complex="Arial"/>
    </style:style>
    <style:style style:name="P14" style:family="paragraph" style:parent-style-name="Standard">
      <style:paragraph-properties fo:margin-left="0.635cm" fo:margin-right="0cm" fo:text-indent="0cm" style:auto-text-indent="false"/>
      <style:text-properties style:font-name="Arial" officeooo:paragraph-rsid="00090a45" style:font-name-complex="Arial"/>
    </style:style>
    <style:style style:name="P15" style:family="paragraph" style:parent-style-name="Standard">
      <style:paragraph-properties fo:margin-left="0.635cm" fo:margin-right="0cm" fo:text-indent="0cm" style:auto-text-indent="false"/>
      <style:text-properties fo:color="#ff0000" style:font-name="Arial" officeooo:paragraph-rsid="00090a45" style:font-name-complex="Arial"/>
    </style:style>
    <style:style style:name="P16" style:family="paragraph" style:parent-style-name="Standard">
      <style:paragraph-properties fo:margin-left="0.635cm" fo:margin-right="0cm" fo:margin-top="0.212cm" fo:margin-bottom="0cm" loext:contextual-spacing="false" fo:text-align="justify" style:justify-single-word="false" fo:text-indent="0cm" style:auto-text-indent="false"/>
      <style:text-properties style:font-name="Arial" officeooo:paragraph-rsid="00090a45" style:font-name-complex="Arial"/>
    </style:style>
    <style:style style:name="P17" style:family="paragraph" style:parent-style-name="Standard">
      <style:paragraph-properties fo:text-align="center" style:justify-single-word="false" fo:break-before="page"/>
      <style:text-properties style:font-name="Arial" fo:font-size="16pt" fo:font-weight="bold" officeooo:paragraph-rsid="00090a45" style:font-size-asian="16pt" style:font-weight-asian="bold" style:font-name-complex="Arial" style:font-size-complex="16pt"/>
    </style:style>
    <style:style style:name="P18" style:family="paragraph" style:parent-style-name="Standard">
      <style:paragraph-properties fo:margin-left="0cm" fo:margin-right="0cm" fo:text-align="justify" style:justify-single-word="false" fo:text-indent="1.249cm" style:auto-text-indent="false" style:text-autospace="none"/>
      <style:text-properties style:font-name="Arial" officeooo:paragraph-rsid="00090a45" style:font-name-complex="Arial"/>
    </style:style>
    <style:style style:name="P19" style:family="paragraph" style:parent-style-name="Standard">
      <style:paragraph-properties fo:margin-left="0cm" fo:margin-right="0cm" fo:text-align="justify" style:justify-single-word="false" fo:text-indent="1.249cm" style:auto-text-indent="false"/>
      <style:text-properties style:font-name="Arial" officeooo:paragraph-rsid="00090a45" style:font-name-complex="Arial"/>
    </style:style>
    <style:style style:name="P20" style:family="paragraph" style:parent-style-name="Standard">
      <style:paragraph-properties fo:margin-left="0.635cm" fo:margin-right="0cm" fo:text-align="justify" style:justify-single-word="false" fo:text-indent="0.635cm" style:auto-text-indent="false"/>
      <style:text-properties style:font-name="Arial" officeooo:paragraph-rsid="00090a45" style:font-name-complex="Arial"/>
    </style:style>
    <style:style style:name="P21" style:family="paragraph" style:parent-style-name="Standard">
      <style:paragraph-properties fo:margin-left="0.635cm" fo:margin-right="0cm" fo:text-align="justify" style:justify-single-word="false" fo:text-indent="0.635cm" style:auto-text-indent="false" style:text-autospace="none"/>
      <style:text-properties officeooo:paragraph-rsid="00090a45"/>
    </style:style>
    <style:style style:name="P22" style:family="paragraph" style:parent-style-name="Standard">
      <style:paragraph-properties fo:margin-left="0.63cm" fo:margin-right="0cm" fo:text-align="justify" style:justify-single-word="false" fo:text-indent="0cm" style:auto-text-indent="false"/>
      <style:text-properties style:font-name="Arial" officeooo:paragraph-rsid="00090a45" style:font-name-complex="Arial"/>
    </style:style>
    <style:style style:name="P23" style:family="paragraph" style:parent-style-name="Standard">
      <style:paragraph-properties fo:margin-left="0.635cm" fo:margin-right="0cm" fo:text-align="justify" style:justify-single-word="false" fo:text-indent="0.318cm" style:auto-text-indent="false"/>
      <style:text-properties style:font-name="Arial" officeooo:paragraph-rsid="00090a45" style:font-name-complex="Arial"/>
    </style:style>
    <style:style style:name="P24" style:family="paragraph" style:parent-style-name="Standard">
      <style:paragraph-properties fo:margin-left="0.635cm" fo:margin-right="0cm" fo:text-align="justify" style:justify-single-word="false" fo:text-indent="0.318cm" style:auto-text-indent="false"/>
      <style:text-properties style:font-name="Arial" officeooo:rsid="0022b41b" officeooo:paragraph-rsid="00090a45" style:font-name-complex="Arial"/>
    </style:style>
    <style:style style:name="P25" style:family="paragraph" style:parent-style-name="Standard">
      <style:paragraph-properties fo:margin-left="0.635cm" fo:margin-right="0cm" fo:text-align="justify" style:justify-single-word="false" fo:text-indent="0.318cm" style:auto-text-indent="false"/>
      <style:text-properties style:font-name="Arial" officeooo:rsid="0023c946" officeooo:paragraph-rsid="00090a45" style:font-name-complex="Arial"/>
    </style:style>
    <style:style style:name="P26" style:family="paragraph" style:parent-style-name="Standard">
      <style:paragraph-properties fo:margin-left="0.635cm" fo:margin-right="0cm" fo:text-align="justify" style:justify-single-word="false" fo:text-indent="0.318cm" style:auto-text-indent="false"/>
      <style:text-properties officeooo:paragraph-rsid="00090a45"/>
    </style:style>
    <style:style style:name="P27" style:family="paragraph" style:parent-style-name="Standard" style:list-style-name="L1">
      <style:paragraph-properties fo:text-align="justify" style:justify-single-word="false"/>
      <style:text-properties style:font-name="Arial" fo:font-size="12pt" officeooo:paragraph-rsid="00090a45" style:font-size-asian="12pt" style:font-size-complex="12pt"/>
    </style:style>
    <style:style style:name="P28" style:family="paragraph" style:parent-style-name="Standard" style:list-style-name="WW8Num12">
      <style:text-properties style:font-name="Arial" fo:font-weight="bold" officeooo:paragraph-rsid="00090a45" style:font-weight-asian="bold" style:font-name-complex="Arial"/>
    </style:style>
    <style:style style:name="P29" style:family="paragraph" style:parent-style-name="Standard" style:list-style-name="WW8Num4">
      <style:paragraph-properties fo:text-align="justify" style:justify-single-word="false"/>
      <style:text-properties style:font-name="Arial" officeooo:paragraph-rsid="00090a45" style:font-name-complex="Arial"/>
    </style:style>
    <style:style style:name="P30" style:family="paragraph" style:parent-style-name="Standard" style:list-style-name="L1">
      <style:paragraph-properties fo:text-align="justify" style:justify-single-word="false" fo:orphans="2" fo:widows="2" fo:hyphenation-ladder-count="no-limit" style:text-autospace="none" style:writing-mode="lr-tb"/>
      <style:text-properties style:font-name="Arial" fo:font-size="12pt" officeooo:paragraph-rsid="00090a45" style:font-size-asian="12pt" style:font-name-complex="Arial" style:font-size-complex="12pt" fo:hyphenate="false" fo:hyphenation-remain-char-count="2" fo:hyphenation-push-char-count="2"/>
    </style:style>
    <style:style style:name="P31" style:family="paragraph" style:parent-style-name="Standard" style:list-style-name="WW8Num6">
      <style:paragraph-properties fo:margin-left="0.953cm" fo:margin-right="0cm" fo:text-align="justify" style:justify-single-word="false" fo:text-indent="0cm" style:auto-text-indent="false">
        <style:tab-stops>
          <style:tab-stop style:position="1.517cm"/>
        </style:tab-stops>
      </style:paragraph-properties>
      <style:text-properties style:font-name="Arial" officeooo:paragraph-rsid="00090a45" style:font-name-complex="Arial"/>
    </style:style>
    <style:style style:name="T1" style:family="text">
      <style:text-properties officeooo:rsid="002166b9"/>
    </style:style>
    <style:style style:name="T2" style:family="text">
      <style:text-properties officeooo:rsid="0022b41b"/>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officeooo:rsid="0022b41b" style:font-name-complex="Arial"/>
    </style:style>
    <style:style style:name="T6" style:family="text">
      <style:text-properties style:font-name="Arial" officeooo:rsid="000ae476" style:font-name-complex="Arial"/>
    </style:style>
    <style:style style:name="T7" style:family="text">
      <style:text-properties style:font-name="Times-Italic" fo:font-size="11pt" fo:font-style="italic" style:font-size-asian="11pt" style:font-style-asian="italic" style:font-name-complex="Times-Italic" style:font-size-complex="11pt" style:font-style-complex="italic"/>
    </style:style>
    <style:style style:name="T8" style:family="text">
      <style:text-properties officeooo:rsid="000ae476"/>
    </style:style>
    <text:list-style style:name="L1">
      <text:list-level-style-bullet text:level="1" text:style-name="Bullet_20_Symbols" text:bullet-char="•">
        <style:list-level-properties text:list-level-position-and-space-mode="label-alignment">
          <style:list-level-label-alignment text:label-followed-by="listtab" text:list-tab-stop-position="1.235cm" fo:text-indent="-0.635cm" fo:margin-left="1.2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ª PARTE</text:p>
      <text:p text:style-name="P1"/>
      <text:p text:style-name="P3"><text:bookmark-start text:name="__RefHeading___Toc402357388"/>Compromiso del Centro con los Objetivos Prioritarios de la Educación en Canarias.<text:bookmark-end text:name="__RefHeading___Toc402357388"/></text:p>
      <text:p text:style-name="P4"/>
      <text:p text:style-name="P5"/>
      <text:p text:style-name="P6">Según las instrucciones de la Consejería de Educación, se deben contemplar como objetivos prioritarios de la educación en Canarias:</text:p>
      <text:list xml:id="list3508460299694704818" text:style-name="L1">
        <text:list-item>
          <text:p text:style-name="P27">Atender a la diversidad del alumnado según sus necesidades, mejorando los aprendizajes instrumentales básicos de lectura, escritura y Matemáticas, en los primeros niveles educativos, con acciones preventivas de refuerzo para alcanzar las competencias en un contexto inclusivo.</text:p>
        </text:list-item>
        <text:list-item>
          <text:p text:style-name="P27">Impulsar el dominio de las lenguas extranjeras y, particularmente, el aprendizaje de otras áreas en alguna lengua extranjera.</text:p>
        </text:list-item>
        <text:list-item>
          <text:p text:style-name="P27">Conferir a los contenidos canarios una presencia significativa en los currículos, promoviendo la utilización del patrimonio social, cultural, histórico y ambiental de Canarias como recurso didáctico.</text:p>
        </text:list-item>
        <text:list-item>
          <text:p text:style-name="P27">Potenciar el uso de las tecnologías de la información y la comunicación (en adelante TIC) y de los espacios virtuales de aprendizaje, desde un enfoque integrador de estas herramientas, metodologías, recursos y contenidos educativos.</text:p>
        </text:list-item>
        <text:list-item>
          <text:p text:style-name="P27">Mejorar los resultados del rendimiento escolar así como las tasas de idoneidad, titulación, absentismo y abandono escolar temprano.</text:p>
        </text:list-item>
        <text:list-item>
          <text:p text:style-name="P27">Favorecer un clima de convivencia positiva en los centros educativos, aceptando la diversidad como elemento enriquecedor y fuente de aprendizaje.</text:p>
        </text:list-item>
        <text:list-item>
          <text:p text:style-name="P30">Potenciar la participación de la comunidad educativa en la actividad de los centros y fomentar la presencia de los mismos en su entorno sociocultural y socioproductivo.</text:p>
        </text:list-item>
      </text:list>
      <text:p text:style-name="P19"/>
      <text:p text:style-name="P19">Desde el centro decidimos incorporarlas al Proyecto Educativo, como objetivos adicionales del centro, y de nuestra labor docente.</text:p>
      <text:p text:style-name="P8"/>
      <text:p text:style-name="P18">A través de la Programación General Anual, después del análisis de la situación realizada en el curso anterior, se incluirán medidas para la consecución de dichos objetivos, especialmente con la elaboración del Plan de Mejora incluida en la PGA que tendrá como principal misión mejorar el grado de consecución de esos objetivos. </text:p>
      <text:p text:style-name="P19"/>
      <text:p text:style-name="P19">Como punto de partida, contamos con las conclusiones de Memoria Final del curso 201<text:span text:style-name="T1">5</text:span>-1<text:span text:style-name="T1">6</text:span>, y los análisis de resultados del rendimiento escolar de cada evaluación realizada en el centro. Todo ello se detalla a través del Plan de Mejora incluido en la PGA del presente curso.</text:p>
      <text:p text:style-name="P8"/>
      <text:p text:style-name="P19"/>
      <text:p text:style-name="P8"/>
      <text:p text:style-name="P17"><text:bookmark-start text:name="__RefHeading___Toc402357389"/>2ª PARTE<text:bookmark-end text:name="__RefHeading___Toc402357389"/></text:p>
      <text:p text:style-name="P2"/>
      <text:p text:style-name="P3"><text:bookmark-start text:name="__RefHeading___Toc402357390"/>PLAN DE MEJORA. 201<text:span text:style-name="T1">6</text:span>-1<text:span text:style-name="T1">7</text:span><text:bookmark-end text:name="__RefHeading___Toc402357390"/></text:p>
      <text:p text:style-name="P4"/>
      <text:p text:style-name="P7"><text:span text:style-name="T1">A partir de los objetivos prioritarios de l</text:span>a Consejería de Educación para este curso 201<text:span text:style-name="T1">6</text:span>-1<text:span text:style-name="T1">7, expuestos en las Resolución que establece las instrucciones de comienzo del curso, en nuestro centro se propone este plan de mejora que contempla las siguientes medidas</text:span>.</text:p>
      <text:p text:style-name="P7"/>
      <text:p text:style-name="P10"><text:bookmark-start text:name="__RefHeading___Toc402357391"/>1. Mejora del absentismo y abandono escolar.<text:bookmark-end text:name="__RefHeading___Toc402357391"/></text:p>
      <text:p text:style-name="P12">- Para prevenir el absentismo escolar el profesorado pasará lista a primera hora en sus UP. Los profesores de guardia de esa hora recogerán las UP de las aulas (a partir de las 8.40h) y los conectarán a la unidad central (situada en la sala de profesores) para que dé tiempo a que todos los datos se descarguen. Luego, en una de las sesiones siguientes, algún miembro del equipo directivo, hará un envío de SMS a las familia del alumnado que no haya asistido a primera hora al centro (y no haya sido comunicada al centro tal circunstancia por algún miembro de la familia). </text:p>
      <text:p text:style-name="P12">- Los tutores/as mensualmente registran las faltas del alumnado y contactan con la familia y el alumnado para analizar las causas que generan estas faltas.</text:p>
      <text:p text:style-name="P12">- En caso de absentismo escolar la Jefatura de estudio contacta con los servicios sociales municipales con el objetivo de:</text:p>
      <text:p text:style-name="P12">· Analizar las causas que generan estas conductas absentistas.</text:p>
      <text:p text:style-name="P12">· Colaborar entre los distintos servicios del sector para garantizar la incorporación del alumnado absentista.</text:p>
      <text:p text:style-name="P12">· Realizar entrevistas individuales con el alumno, profesores y familia.</text:p>
      <text:p text:style-name="P12">· Orientar sobre medidas de atención al alumnado absentista.</text:p>
      <text:p text:style-name="P12"/>
      <text:p text:style-name="P12">En estos últimos cursos hemos querido intensificar nuestra relación con los servicios sociales correspondientes a aquellos alumnos absentistas. Se realizarán reuniones colectivas de distrito con los jefes de estudio de los centros educativos y representantes de los servicios sociales de los municipios.</text:p>
      <text:p text:style-name="P12"/>
      <text:p text:style-name="P12">En cuanto al abandono escolar, en nuestro centro, principalmente se da en el primer curso del CFGM que por distintas razones prefieren dejar de estudiar, una vez comprueban que el ciclo cursado no les atrae lo suficiente. Como principal medida para atajar esto, los docentes del ciclo formativo informarán claramente a los alumnos matriculados de las características del mismo, dejándoles claro que están estudiando para ser profesionales informáticos.</text:p>
      <text:p text:style-name="P12"/>
      <text:p text:style-name="P12">La medida, que para la consecución de estos dos objetivos, debe ser prioritaria es profundizar en la relación familias – centro, con acciones como:</text:p>
      <text:p text:style-name="P12">A principio de curso el equipo directivo convocará mediante una circular a todos los padres <text:s/>y madres. En esta primera reunión los tutores/as les proporcionarán información de carácter general sobre el funcionamiento y organización del centro, características del grupo y del nivel educativo… En 1º de ESO esta reunión se organizará en el salón de actos contando con la presencia no sólo del/la tutores/as del grupo sino también del departamento de orientación. y el equipo directivo del centro. En el segundo trimestre se convocarán nuevamente reuniones grupales con las familias del alumnado, fundamentalmente 4º de ESO y 2º de Bachillerato, para proporcionar información académica-profesional.</text:p>
      <text:p text:style-name="P12">Semanal o quincenalmente los tutores reciben individualmente a las familias del alumnado para informarles de su marcha académica, del rendimiento y de las dificultades encontradas. Se intercambia información y se establecen pautas de <text:soft-page-break/>actuación conjunta. Estas visitas se realizan en horario de mañana y/o tarde. Los padres son atendidos bien presencialmente o por vía telefónica. <text:s/></text:p>
      <text:p text:style-name="P12">Después de cada sesión de evaluación los tutores/as informarán a las familias del rendimiento académico de sus hijos u otro y las decisiones tomadas por el equipo docente mediante el Boletín de evaluación continua, al que se adjuntará un informe detallado del absentismo. Si algún padre desea contactar con algún profesor/a el equipo directivo velará para poner los cauces adecuados.</text:p>
      <text:p text:style-name="P12">El equipo docente registrará las faltas del alumnado a clase e informarán a la familia y a los tutores/as. <text:s/>Los tutores/as llevarán un control exhaustivo del absentismo de los alumnos, contactarán con la familia para informarles, deberán comprobar y aclarar todo lo relacionado con los justificantes que los alumnos entregan, comprobando que las firmas y los motivos de las ausencias son los adecuados.</text:p>
      <text:p text:style-name="P12">El equipo docente y tutor/a registrarán las faltas que afecten a la convivencia del centro, contactarán rápidamente (telefónicamente y por escrito) en caso de producirse alguna falta relacionada con las normas de convivencia o en el caso de verse involucrado el/a alumno/a en algún conflicto. El equipo directivo y/o tutor podrán reclamar la presencia de la familia en el centro.</text:p>
      <text:p text:style-name="P12">Las convocatorias realizadas a los padres se harán preferentemente de forma escrita, dejando constancia de ellas en el registro de salida del centro y según los modelos que proporcionará Jefatura de Estudios.</text:p>
      <text:p text:style-name="P9"/>
      <text:p text:style-name="P9"/>
      <text:p text:style-name="P11"><text:bookmark-start text:name="__RefHeading___Toc402357392"/>2. Mejora del rendimiento escolar:<text:bookmark-end text:name="__RefHeading___Toc402357392"/></text:p>
      <text:list xml:id="list7787044105081408542" text:style-name="WW8Num12">
        <text:list-item>
          <text:list>
            <text:list-item>
              <text:p text:style-name="P28"><text:bookmark-start text:name="__RefHeading___Toc402357393"/>Análisis de puntos fuertes y débiles del rendimiento académico.<text:bookmark-end text:name="__RefHeading___Toc402357393"/></text:p>
            </text:list-item>
          </text:list>
        </text:list-item>
      </text:list>
      <text:p text:style-name="P13">Como punto de partida, contamos con las conclusiones de Memoria Final del curso 201<text:span text:style-name="T2">5</text:span>-1<text:span text:style-name="T2">6</text:span>, y los análisis de resultados del rendimiento escolar de cada evaluación realizada en el centro.</text:p>
      <text:p text:style-name="P13"/>
      <text:p text:style-name="P13"><text:tab/>Unas de las conclusiones del análisis de resultados de la última evaluación de diagnóstico realizada en el centro, sería según las Competencias Básicas evaluadas:</text:p>
      <text:list xml:id="list7763327324714417484" text:style-name="WW8Num4">
        <text:list-item>
          <text:p text:style-name="P29">Competencia en comunicación lingüística. Excepto la dimensión ‘Escuchar’, que está en la media de la comunidad, el resto de dimensiones está ligeramente por debajo de la media de centros de Canarias (de 2 a 4% de diferencia).</text:p>
        </text:list-item>
        <text:list-item>
          <text:p text:style-name="P29">Competencia matemática. Los resultados de nuestro centro están en todas las dimensiones por debajo de la media. La mayor diferencia se encuentra en la dimensión de ‘Geometría’, con un 9% inferior a la media regional.</text:p>
        </text:list-item>
        <text:list-item>
          <text:p text:style-name="P29">Competencia en comunicación lingüística (Inglés). Resultados en todas las dimensiones por debajo de la media de la comunidad. Destaca negativamente la dimensión ‘Hablar’ con un 27% por debajo de la media canaria. Paradójicamente en esta dimensión en la evaluación de <text:span text:style-name="T2">un curso</text:span> p<text:span text:style-name="T2">osterior</text:span> teníamos un 24% por encima de la media.</text:p>
        </text:list-item>
      </text:list>
      <text:p text:style-name="P14"/>
      <text:p text:style-name="P20">Por tanto, mejorar esas dimensiones especialmente alejadas de la media de Canarias, van a ser nuestro principal objetivo para este plan de mejora.</text:p>
      <text:p text:style-name="P20"/>
      <text:p text:style-name="P21"><text:span text:style-name="T3">Además el </text:span><text:span text:style-name="T7">DECRETO 315/2015, de 28 de agosto, por el que se establece la ordenación de la Educación Secundaria Obligatoria y del Bachillerato en la Comunidad Autónoma de Canarias, </text:span><text:span text:style-name="T4">en su artículo 3 señala</text:span><text:span text:style-name="T3"> que los centros educativos potenciarán, de una manera especial, el desarrollo de la Comunicación lingüística y la Competencia matemática y competencias básicas en ciencia y tecnología. </text:span></text:p>
      <text:p text:style-name="P20"/>
      <text:p text:style-name="P20">Como punto fuerte del centro, cabe destacar la escasa aparición de conflictividad <text:soft-page-break/>grave. Contamos con equipo de gestión de convivencia, y desde el curso 12-13 hemos incorporado en el centro la figura de mediador escolar.</text:p>
      <text:p text:style-name="P20"/>
      <text:p text:style-name="P20">Otro punto fuerte (aunque pueda parecer contradictorio) es el porcentaje de alumnos que consiguen superar las distintas materias y promocionar año tras año, que es calificable de bueno. Lo que se ha detectado como mejorable (a través del análisis de la evaluación diagnóstico y de las memorias de los departamentos) es que en los niveles más altos de rendimiento tenemos pocos alumnos, especialmente en matemáticas y lengua.</text:p>
      <text:p text:style-name="P13"/>
      <text:p text:style-name="P13"><text:s text:c="4"/>Es obvio, que las medidas de mejora que vamos a tomar, al perseguir una mejora en la adquisición de las competencias <text:span text:style-name="T8">clave</text:span> de nuestro alumnado repercutirán (si tienen éxito) positivamente en <text:span text:style-name="T2">los</text:span> objetivos prioritarios <text:span text:style-name="T2">de la consejería</text:span>.</text:p>
      <text:p text:style-name="P14"/>
      <text:list xml:id="list100949793689026" text:continue-list="list7787044105081408542" text:style-name="WW8Num12">
        <text:list-item>
          <text:list>
            <text:list-item>
              <text:p text:style-name="P28"><text:bookmark-start text:name="__RefHeading___Toc402357394"/>Áreas de mejora.<text:bookmark-end text:name="__RefHeading___Toc402357394"/></text:p>
            </text:list-item>
          </text:list>
        </text:list-item>
      </text:list>
      <text:p text:style-name="P14">Las áreas de mejora ya mencionadas serán la mejorar la adquisición de las Competencias Matemática y Lingüística, e ir poco a poco consiguiendo que más alumnos alcancen el nivel de excelencia.</text:p>
      <text:p text:style-name="P14"/>
      <text:p text:style-name="P13"><text:tab/>Como ya se ha dicho, dentro de estas dimensiones nos centraremos en acciones dirigidas a mejorar las dimensiones de “Hablar” (en la Competencia Lingüística) y de “Funciones y Gráficas” (en la competencia matemática).</text:p>
      <text:p text:style-name="P14"/>
      <text:list xml:id="list100949250465892" text:continue-numbering="true" text:style-name="WW8Num12">
        <text:list-item>
          <text:list>
            <text:list-item>
              <text:p text:style-name="P28"><text:bookmark-start text:name="__RefHeading___Toc402357395"/>Concreción de objetivos y acciones para el curso 201<text:span text:style-name="T2">6</text:span>-1<text:span text:style-name="T2">7</text:span>.<text:bookmark-end text:name="__RefHeading___Toc402357395"/></text:p>
            </text:list-item>
          </text:list>
        </text:list-item>
      </text:list>
      <text:p text:style-name="P22">Como se ha analizado, la dimensión ‘Hablar’ es la que tiene peor resultado en la Competencia Lingüística por lo que una medida que propondremos, para que se incluya en las programaciones de los departamentos didácticos del curso 201<text:span text:style-name="T2">6</text:span>-1<text:span text:style-name="T2">7</text:span>, actividades que trabajen esta dimensión. Entre otras:</text:p>
      <text:p text:style-name="P16"/>
      <text:list xml:id="list6496750175996808535" text:style-name="WW8Num6">
        <text:list-item>
          <text:p text:style-name="P31">Debates, de noticias o temas interesantes para el alumno, que esté relacionado con el currículo de la materia.</text:p>
        </text:list-item>
        <text:list-item>
          <text:p text:style-name="P31">Lecturas de textos comprensivos, para fomentar la expresión oral desde todas las materias.</text:p>
        </text:list-item>
        <text:list-item>
          <text:p text:style-name="P31">Comentarios orales de imágenes o gráficos, etc. con la utilización del vocabulario adecuado al tema correspondiente.</text:p>
        </text:list-item>
        <text:list-item>
          <text:p text:style-name="P31">Simulación de situaciones reales, en las que el alumnado tenga que asumir roles de personas que tengan que expresarse de forma oral para realizar solicitudes o demandas.</text:p>
        </text:list-item>
      </text:list>
      <text:p text:style-name="P16"/>
      <text:p text:style-name="P23">En definitiva, realizar actividades en la que el alumnado se acostumbre a “hablar en público” y contribuya a la adquisición de la competencia lingüística. Se hará necesario una planificación previa, así como un acuerdo colectivo de los distintos departamentos para que este tipo de trabajo no sea algo aislado y restringido a un área, sino que se vaya asumiendo desde todas las materias como algo normal.</text:p>
      <text:p text:style-name="P13"/>
      <text:p text:style-name="P23">Otra de las competencias relacionadas a mejorar, y que varios departamentos indican, sería la falta de autonomía que muestran muchos de nuestros alumnos. Con el tipo de actividades que fomenten la expresión oral y el debate, se puede trabajar de forma transversal, también la Autonomía e Iniciativa personal.</text:p>
      <text:p text:style-name="P13"/>
      <text:p text:style-name="P23">Asimismo, la dimensión de la competencia matemática, “Funciones y gráficas” se <text:soft-page-break/>puede trabajar desde casi todas las materias, con comentarios, interpretaciones y debates de noticias y textos que utilicen esta forma de expresión. De esta manera podríamos diseñar actividades que además de la dimensión “Hablar”, se usen para manejar aspectos de la competencia matemática desde todas las áreas, y especialmente de las dimensiones de la competencia matemática con peores resultados como son la de “Funciones y gráficas” y la de “Estrategias, habilidades, destrezas y actitudes generales”.</text:p>
      <text:p text:style-name="P13"/>
      <text:p text:style-name="P23">Uno de los problemas de fondo, consideramos que es que a los alumnos les cuesta hacer una lectura comprensiva de un texto. Por tanto, otra de las medidas que tomaremos el próximo curso, será intentar potenciar las actividades que trabajen la comprensión lectora, para ir profundizando en la competencia lingüística, algo que se hace fundamental para todas las materias.</text:p>
      <text:p text:style-name="P13"/>
      <text:p text:style-name="P23">Desde algunos departamentos, se sugiere que a la hora de diseñar tareas y de evaluar debería primar lo cognitivo sobre lo memorístico, y que las actividades que se diseñen deberían fomentar el uso del razonamiento lógico. Varios departamentos coinciden, que para poder trabajar de esa forma, los currículos oficiales de las materias deben ser modificados y adaptados, de forma que se disminuyan los contenidos y se pueda profundizar en procedimientos y tareas que contribuyan a la adquisición de las competencias básicas, tratando así de conseguir el fin último que no es otro que el de formar a personas competentes. </text:p>
      <text:p text:style-name="P13"/>
      <text:p text:style-name="P23">Otro de los aspectos que tenemos que mejorar, es la preparación de actividades que ayuden a fomentar la excelencia en aquellos alumnos que no presentan dificultades. Tanto en lengua como en inglés, pero especialmente en matemáticas, se debe contribuir a que los alumnos sean capaces de enfrentarse a situaciones de problemas reales y resolverlos, y no a aplicar recetas aprendidas de forma mecánica. El profesorado debería hacer hincapié en aquellos aspectos de profundización de la materia siempre que se tenga posibilidad, y no permitir que los alumnos se conformen con obtener buena nota.</text:p>
      <text:p text:style-name="P13"/>
      <text:p text:style-name="P23">Todas estas propuestas concluirán con la inclusión de actividades concretas en las programaciones didácticas de los distintos departamentos, conocidas por todo el profesorado y llevadas a la práctica desde todas las materias, con un seguimiento y evaluación global de las actividades y medidas. </text:p>
      <text:p text:style-name="P13"/>
      <text:p text:style-name="P23">Otra actuación, que realizaremos en el presente curso, destinada a la mejora de los resultados académicos, es la aplicación de los créditos horarios aprobados para este centro en el presente curso, en la medida de “Atención al alumnado con NEAE en colaboración con el departamento de orientación”, aplicada a los grupos de 1ºESO en las materias de Matemáticas y Lengua. En 2ºESO <text:span text:style-name="T2">existe la medida de atención a la diversidad, el programa </text:span>PMAR, cuyo principal objetivo <text:span text:style-name="T2">será aumentar las</text:span> posibilidades de titular <text:span text:style-name="T2">del alumnado con un bajo rendimiento no achacable a la falta de esfuerzo</text:span>.</text:p>
      <text:p text:style-name="P23"/>
      <text:p text:style-name="P26"><text:span text:style-name="T3">Destinaremos también unas horas </text:span><text:span text:style-name="T5">también</text:span><text:span text:style-name="T3"> para la aplicación y desarrollo por parte del departamento de EF, de l</text:span><text:span text:style-name="T5">os</text:span><text:span text:style-name="T3"> proyecto</text:span><text:span text:style-name="T6">s</text:span><text:span text:style-name="T3"> de “Desayunos saludables”, cuyos principales destinatarios serán los alumnos de los primeros cursos de la ESO, </text:span><text:span text:style-name="T5">y el “Desafío 200” destinado a todo el alumnado</text:span><text:span text:style-name="T3">. En el artículo 4 del </text:span><text:span text:style-name="T7">DECRETO 315/2015, de 28 de agosto, por el que se establece la ordenación de la Educación Secundaria Obligatoria y del Bachillerato en la Comunidad Autónoma de Canarias, </text:span><text:span text:style-name="T4">se dice que </text:span><text:span text:style-name="T3">se adoptarán medidas para que la actividad física y la dieta equilibrada formen parte del comportamiento juvenil.</text:span></text:p>
      <text:p text:style-name="P23"><text:soft-page-break/></text:p>
      <text:p text:style-name="P24">Potenciaremos el uso de las tecnologías en el centro (desde final del curso 2015-16 contamos con un proyector y ordenador portátil asignado a cada aula). Contamos con un aula virtual en la web cuyo uso y aprovechamiento será fomentado.</text:p>
      <text:p text:style-name="P24"/>
      <text:p text:style-name="P24">Para favorecer el clima de convivencia del centro, (además de las medidas llevadas a cabo por el equipo de gestión de la convivencia) vamos a destinar el Plan de Formación del Centro a la temática de la convivencia y a la actualización y mejora del Plan de convivencia.</text:p>
      <text:p text:style-name="P24"/>
      <text:p text:style-name="P25">Otra de las prioridades será mantener la vías de comunicación con los padres a través de las tutorías y seguimiento diario en la web de los alumnos por parte de los padres.</text:p>
      <text:p text:style-name="P15"/>
      <text:p text:style-name="P15"/>
      <text:list xml:id="list100949443316990" text:continue-list="list100949250465892" text:style-name="WW8Num12">
        <text:list-item>
          <text:p text:style-name="P28"><text:bookmark-start text:name="__RefHeading___Toc402357396"/>Evaluación del proceso de mejora.<text:bookmark-end text:name="__RefHeading___Toc402357396"/></text:p>
        </text:list-item>
      </text:list>
      <text:p text:style-name="P13">Cada trimestre la CCP y el equipo directivo realizarán una evaluación de las medidas propuestas como mejora. Su repercusión en la adquisición de las Competencias y en los resultados las evaluaciones, su grado de aplicación en las distintas materias, su idoneidad a las características del alum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MS Mincho" svg:font-family="'MS Mincho', 'ＭＳ 明朝'" style:font-family-generic="modern"/>
    <style:font-face style:name="Times-Italic" svg:font-family="Times-Italic, 'Times New Roman'" style:font-family-generic="roman"/>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WW8Num1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4z0" style:family="text">
      <style:text-properties style:font-name="Symbol" fo:font-family="Symbol" style:font-family-generic="roman" style:font-pitch="variable"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Wingdings" fo:font-family="Wingdings" style:font-pitch="variable" style:font-charset="x-symbol" style:font-name-complex="Wingdings" style:font-family-complex="Wingdings"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list-level-style-number text:level="1" text:style-name="WW8Num12z0" style:num-suffix="." style:num-format="1" text:start-value="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08:51:47.117000000</meta:creation-date>
    <dc:date>2016-10-11T10:09:47.590000000</dc:date>
    <meta:editing-duration>PT7M59S</meta:editing-duration>
    <meta:editing-cycles>3</meta:editing-cycles>
    <meta:generator>LibreOffice/5.0.5.2$Windows_x86 LibreOffice_project/55b006a02d247b5f7215fc6ea0fde844b30035b3</meta:generator>
    <meta:print-date>2016-10-11T09:01:35.094000000</meta:print-date>
    <meta:document-statistic meta:table-count="0" meta:image-count="0" meta:object-count="0" meta:page-count="6" meta:paragraph-count="68" meta:word-count="2561" meta:character-count="16338" meta:non-whitespace-character-count="13847"/>
  </office:meta>
</office:document-meta>
</file>